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067b" officeooo:paragraph-rsid="0016067b"/>
    </style:style>
    <style:style style:name="P2" style:family="paragraph" style:parent-style-name="Standard">
      <style:text-properties officeooo:rsid="00165632" officeooo:paragraph-rsid="001656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de UI using bootstrap’s sample template</text:p>
      <text:p text:style-name="P2">Lightbox2 used and hover effect ma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3:11:02.411332364</meta:creation-date>
    <dc:date>2018-11-09T13:56:20.374563165</dc:date>
    <meta:editing-duration>PT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2" meta:character-count="77" meta:non-whitespace-character-count="67"/>
  </office:meta>
</office:document-meta>
</file>